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1.249cm" fo:margin-right="0cm" fo:text-indent="1.249cm" style:auto-text-indent="false"/>
      <style:text-properties fo:language="fr" fo:country="BE"/>
    </style:style>
    <style:style style:name="P7" style:family="paragraph" style:parent-style-name="Standard">
      <style:paragraph-properties fo:margin-left="1.249cm" fo:margin-right="0cm" fo:text-indent="1.249cm" style:auto-text-indent="false"/>
      <style:text-properties fo:language="fr" fo:country="BE" fo:font-weight="bold" style:font-weight-asian="bold"/>
    </style:style>
    <style:style style:name="P8" style:family="paragraph" style:parent-style-name="UrbanBody">
      <style:text-properties fo:font-weight="bold" style:font-weight-asian="bold" style:font-weight-complex="bold"/>
    </style:style>
    <style:style style:name="P9" style:family="paragraph" style:parent-style-name="UrbanBody">
      <style:paragraph-properties fo:text-align="start" style:justify-single-word="false"/>
    </style:style>
    <style:style style:name="P10" style:family="paragraph" style:parent-style-name="UrbanBody">
      <style:text-properties fo:font-weight="bold" style:font-weight-asian="bold" style:font-weight-complex="bold"/>
    </style:style>
    <style:style style:name="P11" style:family="paragraph" style:parent-style-name="UrbanBody" style:list-style-name="L1"/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ize="10pt" style:font-size-asian="10pt"/>
    </style:style>
    <style:style style:name="T8" style:family="text">
      <style:text-properties fo:font-style="italic" style:font-style-asian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zxx" fo:country="none" style:language-asian="zxx" style:country-asian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12"><text:span text:style-name="T17">do text</text:span></text:p><text:p text:style-name="P12"><text:span text:style-name="T1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Environnement – Déclaration -Décision concernant</text:p>
      <text:p text:style-name="UrbanTitle"><text:s/>l'émission de conditions complémentaires</text:p>
      <text:p text:style-name="UrbanTitle"/>
      <text:p text:style-name="UrbanBody"><office:annotation><dc:creator>Gauthier Bastien</dc:creator><dc:date>2011-02-16T16:12:24</dc:date><text:p text:style-name="P12"><text:span text:style-name="T1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1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_20_"><text:span text:style-name="T4">Objet :</text:span> <text:text-input text:description="Objet des travaux">self.getLicenceSubject()</text:text-input></text:p>
      <text:p text:style-name="UrbanBody_20_"><text:span text:style-name="T4">Situation :</text:span> <text:text-input text:description="Situation des travaux">self.getWorkLocationSignaletic()</text:text-input></text:p>
      <text:p text:style-name="UrbanBody_20_"/>
      <text:p text:style-name="P6"><text:span text:style-name="T3">LE COLLEGE COMMUNAL</text:span>,</text:p>
      <text:p text:style-name="P7"/>
      <text:p text:style-name="Standard">Vu la demande de déclaration introduite pour <text:text-input text:description="Permis de bâtir-Objet du permis">self.getLicenceSubject()</text:text-input>.</text:p>
      <text:section text:style-name="Sect1" text:name="Section1">
        <text:p text:style-name="P3"><office:annotation><dc:creator>Simon Delcourt</dc:creator><dc:date>2012-12-04T15:36:36</dc:date><text:p text:style-name="P12"><text:span text:style-name="T13">do section for rubric in self.getRubrics()</text:span></text:p></office:annotation><text:span text:style-name="T9">N° </text:span><text:span text:style-name="T9"><text:text-input text:description="Permis de bâtir-Objet du permis">rubric.getNumber()</text:text-input></text:span><text:span text:style-name="T9">, Classe </text:span><text:span text:style-name="T9"><text:text-input text:description="Permis de bâtir-Objet du permis">rubric.getClass()</text:text-input></text:span><text:span text:style-name="T9"> :</text:span></text:p>
        <text:p text:style-name="P5"><office:annotation><dc:creator>Simon Delcourt</dc:creator><dc:date>2012-12-04T15:53:13</dc:date><text:p><text:span text:style-name="T14">do text </text:span></text:p><text:p>from xhtml(self.portal_urban.decorateHTML('UrbanBody',rubric.getFormattedDescription()))</text:p></office:annotation></text:p>
      </text:section>
      <text:p text:style-name="Standard"/>
      <text:p text:style-name="Standard">Vu le décret du 11 mars 1999 relatif au permis d'environnement ;</text:p>
      <text:p text:style-name="Standard"/>
      <text:p text:style-name="Standard">Vu la loi du 28 décembre 1964 relative à la lutte contre la pollution atmosphérique ;</text:p>
      <text:p text:style-name="Standard"/>
      <text:p text:style-name="Standard">Vu la loi du 18 juillet 1973 relative à la lutte contre le bruit ;</text:p>
      <text:p text:style-name="Standard"/>
      <text:p text:style-name="Standard">Vu la loi du 30 juillet 1979 relative à la prévention des incendies et des explosions ainsi qu’à l’assurance obligatoire de la responsabilité civile dans ces mêmes circonstances ;</text:p>
      <text:p text:style-name="Standard"/>
      <text:p text:style-name="Standard">Vu le décret du 27 juin 1996 relatif aux déchets ;</text:p>
      <text:p text:style-name="Standard"/>
      <text:p text:style-name="Standard">Vu le décret du 27 mai 2004 relatif au Livre I<text:span text:style-name="T6">er</text:span> du Code de l'Environnement ;</text:p>
      <text:p text:style-name="Standard"/>
      <text:p text:style-name="Standard">Vu l'arrêté du Gouvernement wallon du 4 juillet 2002 arrêtant la liste des projets soumis à étude d'incidences et des installations et activités classées ;</text:p>
      <text:p text:style-name="Standard"/>
      <text:p text:style-name="Standard">Vu l'arrêté du Gouvernement wallon du 4 juillet 2002 relatif à la procédure et à diverses mesures d'exécution du décret du 11 mars 1999 relatif au permis d'environnement ;</text:p>
      <text:p text:style-name="Standard"/>
      <text:p text:style-name="Standard">Vu l'arrêté du Gouvernement wallon du 4 juillet 2002 fixant les conditions générales d'exploitation des établissements visés par le décret du 11 mars 1999 relatif au permis d'environnement ;</text:p>
      <text:p text:style-name="Standard"/>
      <text:p text:style-name="Standard">Vu l'arrêté du Gouvernement wallon du 3 mars 2005 relatif au Livre II du Code de l'Environnement, contenant le Code de l'Eau ;</text:p>
      <text:p text:style-name="Standard"/>
      <text:p text:style-name="Standard"><text:soft-page-break/>Vu l'arrêté du Gouvernement wallon 17 mars 2005 relatif au Livre I<text:span text:style-name="T6">er</text:span> du Code de l'environnement ;</text:p>
      <text:p text:style-name="Standard"/>
      <text:p text:style-name="Standard">Vu<text:span text:style-name="T7"> </text:span>l'arrêté du Gouvernement wallon du 31 mai 2007 déterminant les conditions intégrales relatives aux installations de stockage temporaire d'huiles usagées (<text:span text:style-name="T8">Moniteur belge</text:span> du 20 juin 2007) ;</text:p>
      <text:p text:style-name="Standard"/>
      <text:p text:style-name="Standard">Vu que des conditions intégrales ne sont toujours pas émises par le Gouvernement Wallon pour ce type d’exploitation,</text:p>
      <text:p text:style-name="Standard"/>
      <text:p text:style-name="Standard">Vu la possibilité pour le Collège communal d’émettre des conditions complémentaires, en vertu de l’article 14 du décret relatif au permis d’environnement</text:p>
      <text:p text:style-name="Standard"/>
      <text:p text:style-name="Standard">Considérant que le Collège décide d’user de cette faculté,</text:p>
      <text:p text:style-name="Standard"/>
      <text:p text:style-name="Standard">Attendu que l’exploitant a été averti de cette possibilité,</text:p>
      <text:p text:style-name="Standard"/>
      <text:p text:style-name="Standard"/>
      <text:p text:style-name="P4">DECIDE</text:p>
      <text:p text:style-name="UrbanBody"/>
      <text:p text:style-name="P8">Article 1 :</text:p>
      <text:p text:style-name="UrbanBody">L’exploitation de l’établissement décrit ci-après est autorisée moyennant le respect des prescriptions légales et réglementaires en vigueur et des conditions complémentaires précisées dans le présent arrêté.</text:p>
      <text:p text:style-name="UrbanBody"/>
      <text:p text:style-name="P8">Article 2 :</text:p>
      <text:p text:style-name="UrbanBody">Les conditions applicables à l’établissement sont les suivantes :</text:p>
      <text:p text:style-name="UrbanBody"/>
      <text:p text:style-name="UrbanBody">Les prescriptions de l’arrêté du gouvernement wallon du 4 juillet 2002 fixant les conditions générales d’exploitation des établissements visés par le décret du 11 mars 1999 relatif au permis d’environnement ;</text:p>
      <text:p text:style-name="UrbanBody">Les dispositions du Règlement général sur les installations électriques ;</text:p>
      <text:p text:style-name="UrbanBody">Les prescriptions non abrogées du RGPT, notamment celles des Titres II et III </text:p>
      <text:p text:style-name="UrbanBody">Le règlement communal d’urbanisme;</text:p>
      <text:p text:style-name="UrbanBody">Le C.W.A.T.U.P.E. ;</text:p>
      <text:p text:style-name="UrbanBody">La Charte du Respect de l’Autre ;</text:p>
      <text:p text:style-name="UrbanBody">Le Code de la route.</text:p>
      <text:p text:style-name="UrbanBody"/>
      <text:p text:style-name="P8">Article 3 : </text:p>
      <text:p text:style-name="UrbanBody">L’exploitant est tenu :</text:p>
      <text:p text:style-name="UrbanBody"/>
      <text:p text:style-name="UrbanBody">1° de prendre toutes les précautions nécessaires pour éviter, réduire ou remédier aux dangers, nuisances et inconvénients de l’exploitation ;</text:p>
      <text:p text:style-name="UrbanBody"/>
      <text:p text:style-name="UrbanBody">2° de signaler immédiatement à l’autorité compétente tout cas d’accident ou d’incident de nature à porter préjudice aux intérêts visés à l’article 2 du décret du 11 mars 1999 relatif au permis d’environnement ;</text:p>
      <text:p text:style-name="UrbanBody"/>
      <text:p text:style-name="UrbanBody">3° de fournir toute l’assistance nécessaire pour permettre aux fonctionnaires et agents compétents de mener à bien leur actions visées à l’article 61, § 1<text:span text:style-name="T6">er</text:span>, points 3, 4 et 5, du décret du 11 mars 1999 relatif au permis d’environnement ;</text:p>
      <text:p text:style-name="UrbanBody"/>
      <text:p text:style-name="UrbanBody">4° de conserver, sur les lieux même de l’établissement où tout endroit convenu avec l’autorité compétente, l’ensemble des permis ou déclarations en vigueur, toutes décisions prescrivant des <text:soft-page-break/>conditions complémentaires d’exploitation, ainsi que le registre des modifications intervenues et la liste d’incidents et accidents visés au 2° ;</text:p>
      <text:p text:style-name="UrbanBody"/>
      <text:p text:style-name="UrbanBody">5° de conserver également aux mêmes lieux, tous les rapports, certificats et procès verbaux émanant <text:s/>d’organisme de contrôle, de visiteurs ou d’experts, ayant trait à la sécurité ou la salubrité publique ;</text:p>
      <text:p text:style-name="UrbanBody"/>
      <text:p text:style-name="UrbanBody">6° d’informer l’autorité compétente et le fonctionnaire technique de toute cessation d’activité au moins 10 jours avant cette opération sauf cas de force majeur ;</text:p>
      <text:p text:style-name="UrbanBody"/>
      <text:p text:style-name="UrbanBody"><office:annotation><dc:creator>Simon Delcourt</dc:creator><dc:date>2012-12-04T10:26:00</dc:date><text:p><text:span text:style-name="T13">do text </text:span></text:p><text:p>from xhtml(self.portal_urban.decorateHTML('UrbanBody',self.getAdditionalConditions()))</text:p></office:annotation></text:p>
      <text:p text:style-name="UrbanBody"/>
      <text:p text:style-name="UrbanBody"/>
      <text:p text:style-name="P8">Article ?:</text:p>
      <text:p text:style-name="UrbanBody">Recours</text:p>
      <text:p text:style-name="UrbanBody"/>
      <text:p text:style-name="UrbanBody">Un recours auprès du Ministre de l'Environnement, de l’Aménagement du territoire et de la Mobilité est ouvert à toute personne physique ou morale justifiant d'un intérêt, ainsi qu'au fonctionnaire technique.</text:p>
      <text:p text:style-name="UrbanBody"/>
      <text:p text:style-name="UrbanBody">Sous peine d'irrecevabilité, le recours doit être adressé par lettre recommandée à la poste avec accusé de réception ou remis contre récépissé au fonctionnaire technique compétent sur recours - Ministère de la Région wallonne c/o Direction générale des Ressources naturelles et de l'Environnement, avenue Prince de Liège, 15 à 5100 NAMUR (Jambes) - dans un délai de vingt jours :</text:p>
      <text:p text:style-name="UrbanBody"/>
      <text:p text:style-name="UrbanBody">1°<text:tab/>à dater de la réception de la décision pour le demandeur et le fonctionnaire technique ;</text:p>
      <text:p text:style-name="UrbanBody">2°<text:tab/>à dater du premier jour de l'affichage de la décision pour les personnes non visées au 1°. Si la décision est affichée dans plusieurs communes, le délai est prolongé jusqu'au vingtième jour suivant le premier jour de l'affichage dans la commune qui y a procédé la dernière.</text:p>
      <text:p text:style-name="UrbanBody"/>
      <text:p text:style-name="UrbanBody">Le recours n'est pas suspensif de la décision attaquée, sauf s'il est introduit par le fonctionnaire technique.</text:p>
      <text:p text:style-name="UrbanBody"><text:span text:style-name="T5">Le recours est introduit</text:span> selon les dispositions de l'arrêté du Gouvernement wallon du 4 juillet 2002 relatif à la procédure et à diverses mesures d'exécution du décret du 11 mars 1999 relatif au permis d'environnement, et, notamment, <text:span text:style-name="T5">en utilisant exclusivement le formulaire repris à l'annexe XI de l'arrêté précité</text:span>.</text:p>
      <text:p text:style-name="UrbanBody"/>
      <text:p text:style-name="UrbanBody">Un droit de dossier de 25,00 euros est à verser sur le compte 091-2150215-45 de la Division de la Prévention et des Autorisations, avenue Prince de Liège, 15 à 5100 NAMUR (Jambes).</text:p>
      <text:p text:style-name="UrbanBody"/>
      <text:p text:style-name="P8">Article ?:</text:p>
      <text:p text:style-name="UrbanBody">Le présent arrêté est envoyé au déclarant,</text:p>
      <text:p text:style-name="UrbanBody"/>
      <text:list xml:id="list16394390442" text:style-name="L1">
        <text:list-item>
          <text:p text:style-name="P11">soit par lettre recommandée à la poste avec accusé de réception ;</text:p>
        </text:list-item>
        <text:list-item>
          <text:p text:style-name="P11">soit par le recours à toute formule similaire permettant de donner date certaine à l’envoi et à la réception de l’acte, quel que soit le service de distribution du courrier utilisé ;</text:p>
        </text:list-item>
        <text:list-item>
          <text:p text:style-name="P11">soit par le dépôt de l’acte contre récépissé.</text:p>
        </text:list-item>
      </text:list>
      <text:p text:style-name="UrbanBody"/>
      <text:p text:style-name="UrbanBody">Une copie certifiée conforme du présent arrêté est envoyée selon les mêmes dispositions,</text:p>
      <text:p text:style-name="UrbanBody"/>
      <text:p text:style-name="UrbanBody">au Fonctionnaire technique du Service Public de Wallonie, DGO3 - Agriculture, Ressources Naturelles et Environnement, Département Permis et Autorisations, Direction de , <text:s/>à <text:s/>.</text:p>
      <text:p text:style-name="UrbanBody"><text:soft-page-break/></text:p>
      <text:p text:style-name="UrbanBody">au Fonctionnaire délégué du Service Public de Wallonie, DGO4 - Aménagement du Territoire, Logement, Patrimoine et Energie, Département Aménagement du territoire et de l'Urbanisme, Direction de <text:span text:style-name="T10">Liege</text:span>, <text:span text:style-name="T10">Montagne Ste Walburge, 2</text:span> à <text:span text:style-name="T10">4000</text:span> <text:span text:style-name="T10">Liege</text:span>. </text:p>
      <text:p text:style-name="UrbanBody"/>
      <text:p text:style-name="UrbanBody">Une copie certifiée conforme du présent arrêté est envoyée par pli ordinaire,</text:p>
      <text:p text:style-name="UrbanBody"/>
      <text:p text:style-name="UrbanBody">au Service Public de Wallonie, DGO3 - Agriculture, Ressources Naturelles et Environnement, Département Police et Contrôles</text:p>
      <text:p text:style-name="UrbanBody"/>
      <text:p text:style-name="UrbanBody">EN SEANCE A <text:text-input text:description="Misc-Commune">tool.getCityName(prefixed=False)</text:text-input>, LE <text:text-input text:description="Evénement-Date de la décision">tool.formatDate(urbanEventObj.getDecisionDate())</text:text-input></text:p>
      <text:p text:style-name="UrbanBody"/>
      <text:p text:style-name="P9"><text:span text:style-name="T1"><office:annotation><dc:creator>sde </dc:creator><dc:date>2011-07-27T10:02:32</dc:date><text:p text:style-name="P12"><text:span text:style-name="T11">do text</text:span></text:p><text:p text:style-name="P12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12T11:25:46</dc:date>
    <dc:language>fr-FR</dc:language>
    <meta:editing-cycles>63</meta:editing-cycles>
    <meta:editing-duration>P1DT8H48M16S</meta:editing-duration>
    <dc:creator>Simon Delcourt</dc:creator>
    <meta:document-statistic meta:table-count="0" meta:image-count="0" meta:object-count="0" meta:page-count="4" meta:paragraph-count="71" meta:word-count="1108" meta:character-count="7122" meta:non-whitespace-character-count="6085"/>
    <meta:user-defined meta:name="Info 1"/>
    <meta:user-defined meta:name="Info 2"/>
    <meta:user-defined meta:name="Info 3"/>
    <meta:user-defined meta:name="Info 4"/>
  </office:meta>
</office:document-meta>
</file>